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Gradient_20_1" draw:fill-hatch-name="Black_20_0_20_Degrees" draw:fill-image-name="Empty" draw:textarea-horizontal-align="left" draw:textarea-vertical-align="top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rebuchet MS'" style:font-family-generic="swiss" style:font-pitch="variabl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glue-point draw:id="4" svg:x="2.368cm" svg:y="5cm"/>
          <draw:glue-point draw:id="5" svg:x="-2.894cm" svg:y="5cm"/>
          <draw:custom-shape draw:style-name="gr1" draw:text-style-name="P2" draw:layer="layout" svg:width="3.8cm" svg:height="3.4cm" svg:x="0.2cm" svg:y="3.2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Lokalizacj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0.6cm" svg:y="5.2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-5cm"/>
            <draw:glue-point draw:id="11" svg:x="1.666cm" svg:y="-5cm"/>
            <draw:glue-point draw:id="12" svg:x="-1.666cm" svg:y="5cm"/>
            <text:p text:style-name="P1"><text:span text:style-name="T1">Lokalizacja globalna</text:span></text:p>
            <text:p text:style-name="P1"><text:span text:style-name="T2">Filtr cząsteczkow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0.6cm" svg:y="3.9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Lokalizacja lokalna</text:span></text:p>
            <text:p text:style-name="P1"><text:span text:style-name="T2">Filtr Kalmana</text:span></text:p>
            <draw:enhanced-geometry svg:viewBox="0 0 21600 21600" draw:type="rectangle" draw:enhanced-path="M 0 0 L 21600 0 21600 21600 0 21600 0 0 Z N"/>
          </draw:custom-shape>
        </draw:g>
        <draw:g draw:id="id4">
          <draw:custom-shape draw:style-name="gr1" draw:text-style-name="P2" draw:layer="layout" svg:width="3.8cm" svg:height="3.4cm" svg:x="5.8cm" svg:y="0.2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Wykrywanie przeszkó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6.2cm" svg:y="2.2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-5cm"/>
            <draw:glue-point draw:id="11" svg:x="1.666cm" svg:y="-5cm"/>
            <draw:glue-point draw:id="12" svg:x="-1.666cm" svg:y="5cm"/>
            <text:p text:style-name="P1"><text:span text:style-name="T1">Pomiary laserowe</text:span></text:p>
            <text:p text:style-name="P1"><text:span text:style-name="T2">Sick LMS1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6.2cm" svg:y="0.9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Chmura punktów</text:span></text:p>
            <text:p text:style-name="P1"><text:span text:style-name="T2">MS Kinect</text:span></text:p>
            <draw:enhanced-geometry svg:viewBox="0 0 21600 21600" draw:type="rectangle" draw:enhanced-path="M 0 0 L 21600 0 21600 21600 0 21600 0 0 Z N"/>
          </draw:custom-shape>
        </draw:g>
        <draw:g draw:id="id2">
          <draw:glue-point draw:id="4" svg:x="-5cm" svg:y="-2.619cm"/>
          <draw:glue-point draw:id="5" svg:x="-5cm" svg:y="2.619cm"/>
          <draw:custom-shape draw:style-name="gr1" draw:text-style-name="P2" draw:layer="layout" svg:width="3.8cm" svg:height="3.4cm" svg:x="5.8cm" svg:y="4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Nawigacj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cm" svg:height="1cm" svg:x="6.2cm" svg:y="5.3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Mapy zajętośc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cm" svg:height="1cm" svg:x="6.2cm" svg:y="6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Generowanie</text:span></text:p>
            <text:p text:style-name="P1"><text:span text:style-name="T1">trajektori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id="id3" draw:layer="layout" svg:width="3cm" svg:height="1cm" svg:x="0.6cm" svg:y="0.8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Serwer mapy</text:span></text:p>
          <draw:enhanced-geometry svg:viewBox="0 0 21600 21600" draw:type="rectangle" draw:enhanced-path="M 0 0 L 21600 0 21600 21600 0 21600 0 0 Z N"/>
        </draw:custom-shape>
        <draw:g draw:id="id5">
          <draw:glue-point draw:id="4" svg:x="5cm" svg:y="-1.666cm"/>
          <draw:glue-point draw:id="5" svg:x="5cm" svg:y="2.142cm"/>
          <draw:custom-shape draw:style-name="gr1" draw:text-style-name="P2" draw:layer="layout" svg:width="3.8cm" svg:height="2.1cm" svg:x="0.2cm" svg:y="7.7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Sterowanie robo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0.6cm" svg:y="8.4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Baza jezdn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8cm" svg:height="3.4cm" svg:x="10.6cm" svg:y="4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Diagnostyk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11cm" svg:y="6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-5cm"/>
            <draw:glue-point draw:id="11" svg:x="1.666cm" svg:y="-5cm"/>
            <draw:glue-point draw:id="12" svg:x="-1.666cm" svg:y="5cm"/>
            <text:p text:style-name="P1"><text:span text:style-name="T1">Podzespoły robo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11cm" svg:y="5.3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Komputer sterujący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draw:type="curve" svg:x1="4cm" svg:y1="4.9cm" svg:x2="5.8cm" svg:y2="6.3cm" draw:start-shape="id1" draw:start-glue-point="1" draw:end-shape="id2" svg:d="m4000 4900c1425 0 525 1400 1800 1400">
          <text:p/>
        </draw:connector>
        <draw:connector draw:style-name="gr3" draw:text-style-name="P1" draw:layer="layout" draw:type="curve" svg:x1="3.6cm" svg:y1="1.3cm" svg:x2="5.8cm" svg:y2="5.41cm" draw:start-shape="id3" draw:start-glue-point="8" draw:end-shape="id2" draw:end-glue-point="4" svg:d="m3600 1300c1725 0 625 4110 2200 4110">
          <text:p/>
        </draw:connector>
        <draw:connector draw:style-name="gr3" draw:text-style-name="P1" draw:layer="layout" draw:type="curve" svg:x1="2.1cm" svg:y1="1.8cm" svg:x2="2.1cm" svg:y2="3.2cm" draw:start-shape="id3" draw:start-glue-point="2" draw:end-shape="id1" draw:end-glue-point="0" svg:d="m2100 1800v1400">
          <text:p/>
        </draw:connector>
        <draw:connector draw:style-name="gr3" draw:text-style-name="P1" draw:layer="layout" draw:type="curve" svg:x1="7.7cm" svg:y1="3.6cm" svg:x2="7.7cm" svg:y2="4.6cm" draw:start-shape="id4" draw:start-glue-point="2" draw:end-shape="id2" draw:end-glue-point="0" svg:d="m7700 3600v1000">
          <text:p/>
        </draw:connector>
        <draw:connector draw:style-name="gr3" draw:text-style-name="P1" draw:layer="layout" draw:type="curve" svg:x1="7.7cm" svg:y1="8cm" svg:x2="4cm" svg:y2="8.401cm" draw:start-shape="id2" draw:start-glue-point="2" draw:end-shape="id5" draw:end-glue-point="4" svg:d="m7700 8000c0 901-1375 751-1944 626s-331-225-1756-225">
          <text:p/>
        </draw:connector>
        <draw:connector draw:style-name="gr3" draw:text-style-name="P1" draw:layer="layout" draw:type="curve" svg:x1="2.1cm" svg:y1="7.7cm" svg:x2="2.1cm" svg:y2="6.6cm" draw:start-shape="id5" draw:start-glue-point="0" draw:end-shape="id1" draw:end-glue-point="2" svg:d="m2100 7700v-1100">
          <text:p/>
        </draw:connector>
        <draw:custom-shape draw:style-name="gr2" draw:text-style-name="P2" draw:id="id6" draw:layer="layout" svg:width="3cm" svg:height="1cm" svg:x="11cm" svg:y="8.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Teleoperacja</text:span></text:p>
          <text:p text:style-name="P1"><text:span text:style-name="T2">Joystick, klawiatur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cm" svg:y1="9.2cm" svg:x2="4cm" svg:y2="9.199cm" draw:start-shape="id6" draw:start-glue-point="4" draw:end-shape="id5" draw:end-glue-point="5" svg:d="m11000 9200c-5175 0-1675-1-7000-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8-19T11:11:48</meta:creation-date>
    <dc:date>2011-08-31T21:16:18</dc:date>
    <dc:creator>Maciej Stefańczyk</dc:creator>
    <meta:editing-duration>PT02H29M47S</meta:editing-duration>
    <meta:editing-cycles>4</meta:editing-cycles>
    <meta:generator>OpenOffice.org/3.2$Unix OpenOffice.org_project/320m12$Build-9483</meta:generator>
    <meta:document-statistic meta:object-count="28"/>
  </office:meta>
</office:document-meta>
</file>